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623b" officeooo:paragraph-rsid="0018623b" style:font-style-asian="normal" style:font-weight-asian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99224" officeooo:paragraph-rsid="00199224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5" style:family="paragraph" style:parent-style-name="Standard">
      <style:text-properties officeooo:paragraph-rsid="0018623b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8623b" officeooo:paragraph-rsid="0018623b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740fd"/>
    </style:style>
    <style:style style:name="T4" style:family="text">
      <style:text-properties officeooo:rsid="001c3d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he People’s Assembly, convening on the <text:span text:style-name="T3">27th</text:span> of <text:span text:style-name="T3">January</text:span> 202<text:span text:style-name="T3">1</text:span> under the <text:span text:style-name="T3">39th</text:span> PA Meeting.</text:p>
      <text:p text:style-name="P1"/>
      <text:p text:style-name="P1">The Assembly, recognising the current situation,</text:p>
      <text:p text:style-name="P1"/>
      <text:p text:style-name="P3">Constitutes the need to quarterly evaluate what day of the week and what time is best for the PA so most people can be there.</text:p>
      <text:p text:style-name="P1"/>
      <text:p text:style-name="P1">And proceeds.</text:p>
      <text:p text:style-name="P1"/>
      <text:p text:style-name="P1">Signed by,</text:p>
      <text:p text:style-name="P2">WilliamAC8</text:p>
      <text:p text:style-name="P2">lonewolf13249</text:p>
      <text:p text:style-name="P2">_<text:span text:style-name="T4">yoran_</text:span></text:p>
      <text:p text:style-name="P1"/>
      <text:p text:style-name="P1"/>
      <text:p text:style-name="P1"/>
      <text:p text:style-name="P5"><text:span text:style-name="T1">[</text:span><text:span text:style-name="T2">Motion 39-1: To establish a quarterly check-in for what time is best to hold PA meetings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1-27T15:46:42.889825444</dc:date>
    <meta:editing-duration>PT2M52S</meta:editing-duration>
    <meta:editing-cycles>7</meta:editing-cycles>
    <meta:generator>LibreOffice/7.0.4.2$Linux_X86_64 LibreOffice_project/573028415b474775687f7355a6d413c41d013a01</meta:generator>
    <meta:document-statistic meta:table-count="0" meta:image-count="0" meta:object-count="0" meta:page-count="1" meta:paragraph-count="9" meta:word-count="69" meta:character-count="403" meta:non-whitespace-character-count="343"/>
  </office:meta>
</office:document-meta>
</file>